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3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82cm"/>
    </style:style>
    <style:style style:name="co9" style:family="table-column">
      <style:table-column-properties fo:break-before="auto" style:column-width="11.492cm"/>
    </style:style>
    <style:style style:name="co10" style:family="table-column">
      <style:table-column-properties fo:break-before="auto" style:column-width="5.186cm"/>
    </style:style>
    <style:style style:name="co11" style:family="table-column">
      <style:table-column-properties fo:break-before="auto" style:column-width="3.907cm"/>
    </style:style>
    <style:style style:name="co12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osa_observedProper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df:type sosa</text:p>
          </table:table-cell>
          <table:table-cell table:style-name="Default" office:value-type="string" calcext:value-type="string">
            <text:p>rdf:type autre</text:p>
          </table:table-cell>
          <table:table-cell office:value-type="string" calcext:value-type="string">
            <text:p>Set de variables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DataType</text:p>
          </table:table-cell>
        </table:table-row>
        <table:table-row table:style-name="ro1">
          <table:table-cell office:value-type="string" calcext:value-type="string">
            <text:p>AGRI_TYPE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COMPANION_PLANT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CONVENTIONAL_ORGANIC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MAIN_CROP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NAME_COVER_CROPPING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NAME_CROP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NB_COMPANION_PLANT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NB_COVER_CROPPING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PRODUCTION_POTENTIA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SOIL_DEPTH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griculturalPractice</text:p>
          </table:table-cell>
          <table:table-cell/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BIOMASS_CROP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TO_0000352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unit: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BIOMASS_WEED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TO_0000352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unit: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MORE_ONE_METER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Not found</text:p>
          </table:table-cell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xsd:boolean</text:p>
          </table:table-cell>
        </table:table-row>
        <table:table-row table:style-name="ro1">
          <table:table-cell office:value-type="string" calcext:value-type="string">
            <text:p>NB_ONE_METER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NB_RANKS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NB_UNITS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PLANT_DENSITY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ROW_NUMBER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Biomass</text:p>
          </table:table-cell>
          <table:table-cell/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dli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J.cm-2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etp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m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evap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m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ff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.s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hu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%25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e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m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reliq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m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renei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m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q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ssi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J.cm-2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swi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%25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t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Cel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tinf_h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Cel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tsup_h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Cel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wg_racine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3.m-3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wgi_racine_q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limatic</text:p>
          </table:table-cell>
          <table:table-cell office:value-type="string" calcext:value-type="string">
            <text:p>unit:m3.m-3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GLUCOSINOLATE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MOISTURE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_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irs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C/N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AGRO_00000452</text:p>
          </table:table-cell>
          <table:table-cell office:value-type="string" calcext:value-type="string">
            <text:p>SoilBiochemistry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2985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cmol.k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33582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CEC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6105240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cmol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0002982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%5Bppth%5D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COARSE_SA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%5Bppth%5D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COARSE_SILT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%5Bppth%5D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9200016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S.cm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3377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FINE_SAND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6105273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%5Bppth%5D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FINE_SILT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%5Bppth%5D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4873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LIMESTONE_ACTIVE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g.kg-1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LIMESTONE_TOTAL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0002053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g.kg-1</text:p>
          </table:table-cell>
          <table:table-cell office:value-type="string" calcext:value-type="string">
            <text:p>xsd:integer</text:p>
          </table:table-cell>
        </table:table-row>
        <table:table-row table:style-name="ro1">
          <table:table-cell office:value-type="string" calcext:value-type="string">
            <text:p>MAGNESIA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31794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5108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cmol.k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5154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NITROGEN_TOTAL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51143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ORGANIC_MATTER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4000008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9200010</text:p>
          </table:table-cell>
          <table:table-cell office:value-type="string" calcext:value-type="string">
            <text:p>SoilBiochemistry</text:p>
          </table:table-cell>
          <table:table-cell/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HOSPHATE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6020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OTASH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147420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6217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cmol.k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6712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cmol.k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SODIUM_OXIDE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WATER_HOLDING_CAPACITY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ENVO_06105304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%25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CHEBI_27364</text:p>
          </table:table-cell>
          <table:table-cell office:value-type="string" calcext:value-type="string">
            <text:p>SoilBiochemistry</text:p>
          </table:table-cell>
          <table:table-cell office:value-type="string" calcext:value-type="string">
            <text:p>unit:mg.kg-1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DRY_WEIGHT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TO_0000352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unit: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DRY_WEIGHT_1000_SEEDS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TO_0003019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unit: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FRESH_WEIGHT_1000_SEEDS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obo:TO_0003018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unit: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WEIGHT_TOTA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unit:g</text:p>
          </table:table-cell>
          <table:table-cell office:value-type="string" calcext:value-type="string">
            <text:p>xsd:float</text:p>
          </table:table-cell>
        </table:table-row>
        <table:table-row table:style-name="ro1">
          <table:table-cell office:value-type="string" calcext:value-type="string">
            <text:p>APHID_COLONIES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SPOTS_PARASITIC_FUNGI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_OF_LIVING_LEAVES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TO_0000241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_OF_STEMS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TO_0000953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_FOLIAR_PHYTOPHAGY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_FOLIAR_PARASITISM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_DEVELOPMENT_STAGE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PO:0007033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_HEIGHT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TO:0000207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G_CHEWING_INSECTS</text:p>
          </table:table-cell>
          <table:table-cell office:value-type="string" calcext:value-type="string">
            <text:p>sosa:ObservableProperty</text:p>
          </table:table-cell>
          <table:table-cell table:style-name="Default" office:value-type="string" calcext:value-type="string">
            <text:p>bago:PestAnimal</text:p>
          </table:table-cell>
          <table:table-cell office:value-type="string" calcext:value-type="string">
            <text:p>SampledPlantPheno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ampledPlantPhenotype</text:p>
          </table:table-cell>
          <table:table-cell table:number-columns-repeated="2"/>
        </table:table-row>
      </table:table>
      <table:table table:name="sosa_featureOfIntere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df:type sosa</text:p>
          </table:table-cell>
          <table:table-cell office:value-type="string" calcext:value-type="string">
            <text:p>rdf:type autre (1)</text:p>
          </table:table-cell>
          <table:table-cell office:value-type="string" calcext:value-type="string">
            <text:p>rdf:type autre (2)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FIELD_ID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thing:Place</text:p>
          </table:table-cell>
          <table:table-cell office:value-type="string" calcext:value-type="string">
            <text:p>envo:00000114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PLOT_ID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thing:Place</text:p>
          </table:table-cell>
          <table:table-cell office:value-type="string" calcext:value-type="string">
            <text:p>agro:00000301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thing:Place</text:p>
          </table:table-cell>
          <table:table-cell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SAFRAN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thing:Place</text:p>
          </table:table-cell>
          <table:table-cell/>
        </table:table-row>
        <table:table-row table:style-name="ro1">
          <table:table-cell office:value-type="string" calcext:value-type="string">
            <text:p>SampledPlant</text:p>
          </table:table-cell>
          <table:table-cell office:value-type="string" calcext:value-type="string">
            <text:p>PLANT_ID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PO:0000003</text:p>
          </table:table-cell>
          <table:table-cell/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WEED_SPECIES</text:p>
          </table:table-cell>
          <table:table-cell office:value-type="string" calcext:value-type="string">
            <text:p>bago:Weed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ALTERNARIA_BRASSIC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BREVICORYNE_BRASSICAE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DELIA_RADICUM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ERYSIPHE_CRUCIFERUM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LEPTOSPHAERIA_BIGLOBOS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LEPTOSPHAERIA_MACULAN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COSPHAERELLA_BRASSICICOL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ZUS_PERSICAE 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LASMODIOPHORA_BRASSICAE</text:p>
          </table:table-cell>
          <table:table-cell office:value-type="string" calcext:value-type="string">
            <text:p>bago:PathogenMicro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SEUDOCERCOSPORELLA_CAPSELL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SYLLIODES_CHRYSOCEPHALU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YRENOPEZZIZA_BRASSIC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SCAPTOMYZA_FLAVA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BLUMERIA_GRAMIN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GAEUMANNOMYCES_GRAMIN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COSPHAERELLA_GRAMINICOLA_OR_SEPTORIA_TRITICI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/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OULEMA_MELANOPU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UCCINIA_RECONDIT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UCCINIA_STRIIFORM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xxx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TAPESIA_YALLUNDAE_OR_RHIZOCTONIA_SOLANI_OR_FUSARIUM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/>
        </table:table-row>
        <table:table-row table:style-name="ro1">
          <table:table-cell office:value-type="string" calcext:value-type="string">
            <text:p>AmpliconSequenc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O_0009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conSequencing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PO_0025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conSequencing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NVO_00001998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conSequencing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ENVO_0000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conSequencing</text:p>
          </table:table-cell>
          <table:table-cell office:value-type="string" calcext:value-type="string">
            <text:p>PLANT_ORGAN</text:p>
          </table:table-cell>
          <table:table-cell office:value-type="string" calcext:value-type="string">
            <text:p>PO_00090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7:15:02.747673154</meta:creation-date>
    <dc:date>2025-06-16T17:29:51.407257358</dc:date>
    <meta:editing-duration>PT4M17S</meta:editing-duration>
    <meta:editing-cycles>1</meta:editing-cycles>
    <meta:document-statistic meta:table-count="2" meta:cell-count="616" meta:object-count="0"/>
    <meta:generator>LibreOffice/24.2.7.2$Linux_X86_64 LibreOffice_project/420$Build-2</meta:generator>
  </office:meta>
</office:document-meta>
</file>